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style="normal" style:font-style-asian="normal" style:font-style-complex="normal"/>
    </style:style>
    <style:style style:name="P3" style:family="paragraph" style:parent-style-name="Standard">
      <style:text-properties fo:color="#00a933" loext:opacity="100%" fo:font-style="normal" style:font-style-asian="normal" style:font-style-complex="normal"/>
    </style:style>
    <style:style style:name="P4" style:family="paragraph" style:parent-style-name="Standard">
      <style:text-properties officeooo:paragraph-rsid="000a636c"/>
    </style:style>
    <style:style style:name="P5" style:family="paragraph" style:parent-style-name="Standard">
      <style:text-properties officeooo:rsid="001b9f89" officeooo:paragraph-rsid="001b9f89"/>
    </style:style>
    <style:style style:name="P6" style:family="paragraph" style:parent-style-name="Standard">
      <style:text-properties officeooo:rsid="001bc782" officeooo:paragraph-rsid="001bc782"/>
    </style:style>
    <style:style style:name="T1" style:family="text">
      <style:text-properties officeooo:rsid="000a636c"/>
    </style:style>
    <style:style style:name="T2" style:family="text">
      <style:text-properties fo:language="en" fo:country="US"/>
    </style:style>
    <style:style style:name="T3" style:family="text">
      <style:text-properties officeooo:rsid="000c2671"/>
    </style:style>
    <style:style style:name="T4" style:family="text">
      <style:text-properties officeooo:rsid="000e76da"/>
    </style:style>
    <style:style style:name="T5" style:family="text">
      <style:text-properties officeooo:rsid="000f5e40"/>
    </style:style>
    <style:style style:name="T6" style:family="text">
      <style:text-properties officeooo:rsid="0012e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DdeLink__5_3423942868"/>SANDBOX</text:h>
      <text:p text:style-name="P3">1. Do modulu přidat možnost vytvoření vlastní databázové migrace (php bin/module migration:create|migrate|createseed|migrateseed [name] [module_name]... )</text:p>
      <text:p text:style-name="P2"/>
      <text:p text:style-name="P1">2. Následně přidat vlastní role (tabulka module-roles), do této postupně přidávat role s prefixem modulu</text:p>
      <text:p text:style-name="Standard"/>
      <text:p text:style-name="Standard">2. při vytváření modulu přidat parametr k vytvoření CLI (defaultně bude vypnuto)</text:p>
      <text:p text:style-name="Standard"/>
      <text:p text:style-name="Standard">3. Sepsat README.md pro SandBox</text:p>
      <text:p text:style-name="Standard"/>
      <text:p text:style-name="Standard">4. Vytvořit registery pro každý modul</text:p>
      <text:p text:style-name="Standard"/>
      <text:p text:style-name="P4"><text:span text:style-name="T1">5. Vytvořit konvenci na zápis route URL </text:span><text:span text:style-name="T3">= {name</text:span><text:span text:style-name="T5">_controller/</text:span><text:span text:style-name="T6">url</text:span><text:span text:style-name="T3">}.show@</text:span><text:span text:style-name="T4">[„test“]</text:span></text:p>
      <text:p text:style-name="Standard"/>
      <text:h text:style-name="Heading_20_2" text:outline-level="2">EASYTEXT:</text:h>
      <text:p text:style-name="Standard"/>
      <text:p text:style-name="Standard">-&gt; vytvořit vlastní stylovací systém -&gt; každý si může nezávisle vytvořit vlastní styly a ty poté aplikovat</text:p>
      <text:p text:style-name="Standard"/>
      <text:p text:style-name="Standard">Ikona -&gt; onClick= list dostupných vlastních stylů</text:p>
      <text:p text:style-name="Standard">Pod list -&gt; správa stylů</text:p>
      <text:p text:style-name="Standard"/>
      <text:p text:style-name="Standard">Správa stylů</text:p>
      <text:p text:style-name="Standard">-&gt; tabulka dostupných stylů (po kliknutí lze editovat třídu = třída je SLUG daného stylu)</text:p>
      <text:p text:style-name="Standard">-&gt; přidat/smazat styl</text:p>
      <text:p text:style-name="Standard">-&gt; vše se promítá v JSON souboru</text:p>
      <text:p text:style-name="Standard"/>
      <text:h text:style-name="Heading_20_2" text:outline-level="2">ATTRIBUTY:</text:h>
      <text:p text:style-name="Standard">-&gt; vytvořit nové attributy class pro dané velikosti (class-xsm, class-sm ...), napsat JS pro zpracování</text:p>
      <text:p text:style-name="Standard"/>
      <text:h text:style-name="Heading_20_2" text:outline-level="2">MIGRACE:</text:h>
      <text:p text:style-name="Standard">-&gt; Vytvořit migrační příkaz s vlastním voláním migrace ($options --<text:span text:style-name="T2">own</text:span>=start) -&gt; zavolá MigrationCaller_Start migraci + data</text:p>
      <text:p text:style-name="Standard"/>
      <text:p text:style-name="Standard"/>
      <text:h text:style-name="Heading_20_2" text:outline-level="2">TASKS:</text:h>
      <text:p text:style-name="Standard">1. Vytvořit přehled projektů (jméno, krátký popis, členi)</text:p>
      <text:p text:style-name="Standard">2. V přehledu projektu tabulky s uživateli (role, počet úkolů)</text:p>
      <text:p text:style-name="Standard">3. Celkový přehled o projektu (hlavní úkoly, popis úkolu, kdo přiřazen)</text:p>
      <text:p text:style-name="Standard">4. Plán úkolů: tabulka (kdo, co, <text:span text:style-name="T2">progress</text:span>, status, úkol do, poznámka)</text:p>
      <text:p text:style-name="Standard">5. Diskuze k úkolu</text:p>
      <text:p text:style-name="Standard"/>
      <text:p text:style-name="P5"/>
      <text:p text:style-name="P5"/>
      <text:h text:style-name="Heading_20_1" text:outline-level="1"><text:soft-page-break/>PAGEMBLER:</text:h>
      <text:p text:style-name="P6"/>
      <text:p text:style-name="P5"/>
      <text:p text:style-name="Standard"><text:bookmark-end text:name="__DdeLink__5_342394286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08:07:32.942347012</meta:creation-date>
    <dc:date>2023-05-23T15:19:11.873310994</dc:date>
    <meta:editing-duration>PT23M49S</meta:editing-duration>
    <meta:editing-cycles>8</meta:editing-cycles>
    <meta:generator>LibreOffice/7.5.2.2$Linux_X86_64 LibreOffice_project/50$Build-2</meta:generator>
    <meta:document-statistic meta:table-count="0" meta:image-count="0" meta:object-count="0" meta:page-count="2" meta:paragraph-count="26" meta:word-count="200" meta:character-count="1370" meta:non-whitespace-character-count="1197"/>
  </office:meta>
</office:document-meta>
</file>